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swiss"/>
    <style:font-face style:name="Calibri,Bold" svg:font-family="'Calibri,Bold'" style:font-family-generic="swiss"/>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Text_20_body">
      <style:text-properties fo:color="#000000" style:font-name="Calibri" fo:font-size="10pt" style:font-name-asian="Calibri" style:font-size-asian="10pt" style:font-name-complex="Calibri" style:font-size-complex="10pt"/>
    </style:style>
    <style:style style:name="P3" style:family="paragraph" style:parent-style-name="Text_20_body">
      <style:text-properties fo:color="#4c4c4c"/>
    </style:style>
    <style:style style:name="P4" style:family="paragraph" style:parent-style-name="Standard">
      <style:text-properties fo:color="#000000"/>
    </style:style>
    <style:style style:name="P5" style:family="paragraph" style:parent-style-name="Standard">
      <style:paragraph-properties fo:text-align="start" style:justify-single-word="false" style:text-autospace="none"/>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P6" style:family="paragraph" style:parent-style-name="Standard">
      <style:paragraph-properties fo:text-align="center" style:justify-single-word="false" style:text-autospace="none"/>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P7" style:family="paragraph" style:parent-style-name="Standard">
      <style:paragraph-properties fo:text-align="end" style:justify-single-word="false" style:text-autospace="none"/>
      <style:text-properties fo:color="#000000" style:font-name="Calibri,Bold" fo:font-size="10pt" style:text-underline-style="solid" style:text-underline-width="auto" style:text-underline-color="font-color" fo:font-weight="bold" style:font-name-asian="Calibri,Bold" style:font-size-asian="10pt" style:font-weight-asian="bold" style:font-name-complex="Calibri,Bold" style:font-size-complex="10pt" style:font-weight-complex="bold"/>
    </style:style>
    <style:style style:name="P8" style:family="paragraph" style:parent-style-name="Standard">
      <style:paragraph-properties fo:text-align="start" style:justify-single-word="false" style:text-autospace="none"/>
      <style:text-properties fo:color="#000000" style:font-name="Calibri" fo:font-size="10pt" style:font-name-asian="Calibri" style:font-size-asian="10pt" style:font-name-complex="Calibri" style:font-size-complex="10pt"/>
    </style:style>
    <style:style style:name="P9"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P10" style:family="paragraph" style:parent-style-name="Standard">
      <style:paragraph-properties fo:text-align="start" style:justify-single-word="false" style:text-autospace="none"/>
      <style:text-properties fo:color="#000000" style:font-name="Times New Roman1" fo:font-size="11pt" fo:font-weight="normal" style:font-name-asian="Calibri,Bold" style:font-size-asian="11pt" style:font-weight-asian="normal" style:font-name-complex="Calibri,Bold" style:font-size-complex="11pt" style:font-weight-complex="normal"/>
    </style:style>
    <style:style style:name="P11" style:family="paragraph" style:parent-style-name="Standard">
      <style:paragraph-properties fo:text-align="start" style:justify-single-word="false" style:text-autospace="none"/>
      <style:text-properties fo:color="#ffffff" style:font-name="Calibri,Bold" fo:font-size="11pt" fo:font-weight="bold" style:font-name-asian="Calibri,Bold" style:font-size-asian="11pt" style:font-weight-asian="bold" style:font-name-complex="Calibri,Bold" style:font-size-complex="11pt" style:font-weight-complex="bold"/>
    </style:style>
    <style:style style:name="P12" style:family="paragraph" style:parent-style-name="Standard">
      <style:paragraph-properties fo:text-align="center" style:justify-single-word="false" style:text-autospace="none"/>
      <style:text-properties fo:color="#ffffff" style:font-name="Calibri,Bold" fo:font-size="11pt" fo:font-weight="bold" style:font-name-asian="Calibri,Bold" style:font-size-asian="11pt" style:font-weight-asian="bold" style:font-name-complex="Calibri,Bold" style:font-size-complex="11pt" style:font-weight-complex="bold"/>
    </style:style>
    <style:style style:name="P13" style:family="paragraph" style:parent-style-name="Standard">
      <style:paragraph-properties fo:text-align="center" style:justify-single-word="false" style:text-autospace="none"/>
      <style:text-properties fo:color="#4f82be" style:font-name="Calibri" fo:font-size="26pt" style:font-name-asian="Calibri" style:font-size-asian="26pt" style:font-name-complex="Calibri" style:font-size-complex="26pt"/>
    </style:style>
    <style:style style:name="P14" style:family="paragraph" style:parent-style-name="Standard">
      <style:text-properties fo:color="#4c4c4c"/>
    </style:style>
    <style:style style:name="P15" style:family="paragraph" style:parent-style-name="Text_20_body">
      <style:paragraph-properties fo:margin-left="0.706cm" fo:margin-right="0cm" fo:text-indent="0cm" style:auto-text-indent="false"/>
      <style:text-properties fo:color="#000000"/>
    </style:style>
    <style:style style:name="P16" style:family="paragraph" style:parent-style-name="Standard">
      <style:paragraph-properties fo:margin-left="0.706cm" fo:margin-right="0cm" fo:text-indent="0cm" style:auto-text-indent="false"/>
      <style:text-properties fo:color="#000000"/>
    </style:style>
    <style:style style:name="P17" style:family="paragraph" style:parent-style-name="Standard" style:list-style-name="L1">
      <style:text-properties fo:color="#000000"/>
    </style:style>
    <style:style style:name="P18" style:family="paragraph" style:parent-style-name="Standard" style:list-style-name="L2">
      <style:text-properties fo:color="#000000"/>
    </style:style>
    <style:style style:name="P19" style:family="paragraph" style:parent-style-name="Standard" style:list-style-name="L3">
      <style:text-properties fo:color="#000000"/>
    </style:style>
    <style:style style:name="P20" style:family="paragraph" style:parent-style-name="Standard">
      <style:paragraph-properties fo:text-align="center" style:justify-single-word="false" style:text-autospace="none"/>
      <style:text-properties fo:color="#000000" style:font-name="Calibri,Bold" fo:font-size="11pt" fo:font-weight="bold" officeooo:rsid="0007bfaa" officeooo:paragraph-rsid="0007bfaa" style:font-name-asian="Calibri,Bold" style:font-size-asian="11pt" style:font-weight-asian="bold" style:font-name-complex="Calibri,Bold" style:font-size-complex="11pt" style:font-weight-complex="bold"/>
    </style:style>
    <style:style style:name="P21" style:family="paragraph" style:parent-style-name="Standard">
      <style:paragraph-properties fo:text-align="center" style:justify-single-word="false" style:text-autospace="none"/>
      <style:text-properties fo:color="#000000" style:font-name="Calibri,Bold" fo:font-size="11pt" fo:font-weight="normal" officeooo:rsid="0007bfaa" officeooo:paragraph-rsid="0007bfaa" style:font-name-asian="Calibri,Bold" style:font-size-asian="11pt" style:font-weight-asian="normal" style:font-name-complex="Calibri,Bold" style:font-size-complex="11pt" style:font-weight-complex="normal"/>
    </style:style>
    <style:style style:name="P22" style:family="paragraph" style:parent-style-name="Heading_20_1">
      <style:text-properties fo:color="#000000"/>
    </style:style>
    <style:style style:name="P23" style:family="paragraph" style:parent-style-name="Heading_20_1">
      <style:text-properties fo:color="#000000" officeooo:rsid="000ab57a" officeooo:paragraph-rsid="000ab57a"/>
    </style:style>
    <style:style style:name="P24" style:family="paragraph" style:parent-style-name="Heading_20_2">
      <style:text-properties fo:color="#000000"/>
    </style:style>
    <style:style style:name="P25" style:family="paragraph" style:parent-style-name="Heading_20_2">
      <style:text-properties fo:color="#000000" officeooo:rsid="0007bfaa" officeooo:paragraph-rsid="0007bfaa"/>
    </style:style>
    <style:style style:name="P26" style:family="paragraph" style:parent-style-name="Heading_20_2">
      <style:text-properties fo:color="#000000" officeooo:rsid="00097d8a" officeooo:paragraph-rsid="00097d8a"/>
    </style:style>
    <style:style style:name="P27" style:family="paragraph" style:parent-style-name="Heading_20_3">
      <style:text-properties fo:color="#000000"/>
    </style:style>
    <style:style style:name="P28" style:family="paragraph" style:parent-style-name="Heading_20_3">
      <style:paragraph-properties fo:margin-left="0.706cm" fo:margin-right="0cm" fo:text-indent="0cm" style:auto-text-indent="false"/>
      <style:text-properties fo:color="#000000"/>
    </style:style>
    <style:style style:name="P29" style:family="paragraph" style:parent-style-name="Contents_20_1">
      <style:paragraph-properties>
        <style:tab-stops>
          <style:tab-stop style:position="17.59cm" style:type="right" style:leader-style="dotted" style:leader-text="."/>
        </style:tab-stops>
      </style:paragraph-properties>
    </style:style>
    <style:style style:name="P30" style:family="paragraph" style:parent-style-name="Contents_20_2">
      <style:paragraph-properties>
        <style:tab-stops>
          <style:tab-stop style:position="17.09cm" style:type="right" style:leader-style="dotted" style:leader-text="."/>
        </style:tab-stops>
      </style:paragraph-properties>
    </style:style>
    <style:style style:name="P31" style:family="paragraph" style:parent-style-name="Contents_20_3">
      <style:paragraph-properties>
        <style:tab-stops>
          <style:tab-stop style:position="16.591cm" style:type="right" style:leader-style="dotted" style:leader-text="."/>
        </style:tab-stops>
      </style:paragraph-properties>
    </style:style>
    <style:style style:name="P32" style:family="paragraph" style:parent-style-name="Text_20_body" style:list-style-name="L4">
      <style:text-properties fo:color="#000000"/>
    </style:style>
    <style:style style:name="P33" style:family="paragraph" style:parent-style-name="Text_20_body">
      <style:text-properties fo:color="#000000" officeooo:rsid="000c09ca" officeooo:paragraph-rsid="000c09ca"/>
    </style:style>
    <style:style style:name="T1" style:family="text">
      <style:text-properties officeooo:rsid="0007bfaa"/>
    </style:style>
    <style:style style:name="T2" style:family="text">
      <style:text-properties officeooo:rsid="00087ea7"/>
    </style:style>
    <style:style style:name="T3" style:family="text">
      <style:text-properties officeooo:rsid="00097d8a"/>
    </style:style>
    <style:style style:name="T4" style:family="text">
      <style:text-properties officeooo:rsid="000a893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Your Game Here</text:p>
      <text:p text:style-name="P6"/>
      <text:p text:style-name="P6">Game Design Document</text:p>
      <text:p text:style-name="P12"/>
      <text:p text:style-name="P20">Wersja</text:p>
      <text:p text:style-name="P21">1.0</text:p>
      <text:p text:style-name="P20">Grupa</text:p>
      <text:p text:style-name="P21">„Gra Tower Defence”</text:p>
      <text:p text:style-name="P12"/>
      <text:p text:style-name="P12"/>
      <text:p text:style-name="P12"/>
      <text:p text:style-name="P12"/>
      <text:p text:style-name="P12"/>
      <text:p text:style-name="P12"/>
      <text:p text:style-name="P12"/>
      <text:p text:style-name="P12"/>
      <text:p text:style-name="P12"/>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
      <text:p text:style-name="P7"/>
      <text:p text:style-name="P11"/>
      <text:p text:style-name="P11"/>
      <text:p text:style-name="P11"/>
      <text:p text:style-name="P11"/>
      <text:p text:style-name="P11"/>
      <text:p text:style-name="P11"/>
      <text:p text:style-name="P11"><text:soft-page-break/></text:p>
      <text:p text:style-name="P11"/>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29"><text:a xlink:type="simple" xlink:href="#__RefHeading__747_1204297543" text:style-name="Index_20_Link" text:visited-style-name="Index_20_Link">Uwagi Kontrolne<text:tab/>3</text:a></text:p>
          <text:p text:style-name="P29"><text:a xlink:type="simple" xlink:href="#__RefHeading__6718_308913615" text:style-name="Index_20_Link" text:visited-style-name="Index_20_Link">Do Zrobienia<text:tab/>3</text:a></text:p>
          <text:p text:style-name="P29"><text:a xlink:type="simple" xlink:href="#__RefHeading__6759_308913615" text:style-name="Index_20_Link" text:visited-style-name="Index_20_Link">Omówienie<text:tab/>3</text:a></text:p>
          <text:p text:style-name="P30"><text:a xlink:type="simple" xlink:href="#__RefHeading__749_1204297543" text:style-name="Index_20_Link" text:visited-style-name="Index_20_Link">Platformy docelowe:<text:tab/>4</text:a></text:p>
          <text:p text:style-name="P30"><text:a xlink:type="simple" xlink:href="#__RefHeading__6722_308913615" text:style-name="Index_20_Link" text:visited-style-name="Index_20_Link">Styl Graficzny<text:tab/>4</text:a></text:p>
          <text:p text:style-name="P30"><text:a xlink:type="simple" xlink:href="#__RefHeading__6761_308913615" text:style-name="Index_20_Link" text:visited-style-name="Index_20_Link">Styl Audio<text:tab/>4</text:a></text:p>
          <text:p text:style-name="P29"><text:a xlink:type="simple" xlink:href="#__RefHeading__6724_308913615" text:style-name="Index_20_Link" text:visited-style-name="Index_20_Link">Rozpoczęcie<text:tab/>4</text:a></text:p>
          <text:p text:style-name="P30"><text:a xlink:type="simple" xlink:href="#__RefHeading__751_1204297543" text:style-name="Index_20_Link" text:visited-style-name="Index_20_Link">Rozpoczęcie gry – Główne menu<text:tab/>4</text:a></text:p>
          <text:p text:style-name="P30"><text:a xlink:type="simple" xlink:href="#__RefHeading__753_1204297543" text:style-name="Index_20_Link" text:visited-style-name="Index_20_Link">Rozpoczęcie rozgrywki<text:tab/>4</text:a></text:p>
          <text:p text:style-name="P30"><text:a xlink:type="simple" xlink:href="#__RefHeading__755_1204297543" text:style-name="Index_20_Link" text:visited-style-name="Index_20_Link">HUD &amp; Menusy<text:tab/>5</text:a></text:p>
          <text:p text:style-name="P29"><text:a xlink:type="simple" xlink:href="#__RefHeading__6726_308913615" text:style-name="Index_20_Link" text:visited-style-name="Index_20_Link">UI<text:tab/>5</text:a></text:p>
          <text:p text:style-name="P30"><text:a xlink:type="simple" xlink:href="#__RefHeading__6728_308913615" text:style-name="Index_20_Link" text:visited-style-name="Index_20_Link">Menu główne<text:tab/>5</text:a></text:p>
          <text:p text:style-name="P30"><text:a xlink:type="simple" xlink:href="#__RefHeading__6730_308913615" text:style-name="Index_20_Link" text:visited-style-name="Index_20_Link">System ulepszeń<text:tab/>5</text:a></text:p>
          <text:p text:style-name="P30"><text:a xlink:type="simple" xlink:href="#__RefHeading__6732_308913615" text:style-name="Index_20_Link" text:visited-style-name="Index_20_Link">Ekran ustawień gry<text:tab/>5</text:a></text:p>
          <text:p text:style-name="P30"><text:a xlink:type="simple" xlink:href="#__RefHeading__6734_308913615" text:style-name="Index_20_Link" text:visited-style-name="Index_20_Link">Menu opcji [w grze]<text:tab/>5</text:a></text:p>
          <text:p text:style-name="P30"><text:a xlink:type="simple" xlink:href="#__RefHeading__6736_308913615" text:style-name="Index_20_Link" text:visited-style-name="Index_20_Link">HUD [w grze]<text:tab/>5</text:a></text:p>
          <text:p text:style-name="P30"><text:a xlink:type="simple" xlink:href="#__RefHeading__6738_308913615" text:style-name="Index_20_Link" text:visited-style-name="Index_20_Link">Game Over Screen<text:tab/>6</text:a></text:p>
          <text:p text:style-name="P30"><text:a xlink:type="simple" xlink:href="#__RefHeading__6740_308913615" text:style-name="Index_20_Link" text:visited-style-name="Index_20_Link">Level Selection<text:tab/>6</text:a></text:p>
          <text:p text:style-name="P31"><text:a xlink:type="simple" xlink:href="#__RefHeading__6742_308913615" text:style-name="Index_20_Link" text:visited-style-name="Index_20_Link">Level Types:<text:tab/>6</text:a></text:p>
          <text:p text:style-name="P31"><text:a xlink:type="simple" xlink:href="#__RefHeading__6763_308913615" text:style-name="Index_20_Link" text:visited-style-name="Index_20_Link">Full Level List<text:tab/>6</text:a></text:p>
          <text:p text:style-name="P29"><text:a xlink:type="simple" xlink:href="#__RefHeading__6744_308913615" text:style-name="Index_20_Link" text:visited-style-name="Index_20_Link">Gamplay<text:tab/>6</text:a></text:p>
          <text:p text:style-name="P30"><text:a xlink:type="simple" xlink:href="#__RefHeading__6746_308913615" text:style-name="Index_20_Link" text:visited-style-name="Index_20_Link">Mechanics<text:tab/>7</text:a></text:p>
          <text:p text:style-name="P30"><text:a xlink:type="simple" xlink:href="#__RefHeading__6765_308913615" text:style-name="Index_20_Link" text:visited-style-name="Index_20_Link">Controls<text:tab/>7</text:a></text:p>
          <text:p text:style-name="P30"><text:a xlink:type="simple" xlink:href="#__RefHeading__6767_308913615" text:style-name="Index_20_Link" text:visited-style-name="Index_20_Link">Modes<text:tab/>7</text:a></text:p>
          <text:p text:style-name="P30"><text:a xlink:type="simple" xlink:href="#__RefHeading__6748_308913615" text:style-name="Index_20_Link" text:visited-style-name="Index_20_Link">WINNING THE MATCH<text:tab/>7</text:a></text:p>
          <text:p text:style-name="P31"><text:a xlink:type="simple" xlink:href="#__RefHeading__6750_308913615" text:style-name="Index_20_Link" text:visited-style-name="Index_20_Link">Score<text:tab/>7</text:a></text:p>
          <text:p text:style-name="P31"><text:a xlink:type="simple" xlink:href="#__RefHeading__6769_308913615" text:style-name="Index_20_Link" text:visited-style-name="Index_20_Link">Currency<text:tab/>7</text:a></text:p>
          <text:p text:style-name="P30"><text:a xlink:type="simple" xlink:href="#__RefHeading__6752_308913615" text:style-name="Index_20_Link" text:visited-style-name="Index_20_Link">Challenges of importance<text:tab/>7</text:a></text:p>
          <text:p text:style-name="P30"><text:a xlink:type="simple" xlink:href="#__RefHeading__6754_308913615" text:style-name="Index_20_Link" text:visited-style-name="Index_20_Link">Missions and Achievements<text:tab/>7</text:a></text:p>
          <text:p text:style-name="P29"><text:a xlink:type="simple" xlink:href="#__RefHeading__6771_308913615" text:style-name="Index_20_Link" text:visited-style-name="Index_20_Link">Assets<text:tab/>7</text:a></text:p>
          <text:p text:style-name="P30"><text:a xlink:type="simple" xlink:href="#__RefHeading__6773_308913615" text:style-name="Index_20_Link" text:visited-style-name="Index_20_Link">Characters<text:tab/>8</text:a></text:p>
          <text:p text:style-name="P30"><text:a xlink:type="simple" xlink:href="#__RefHeading__6775_308913615" text:style-name="Index_20_Link" text:visited-style-name="Index_20_Link">Weapons<text:tab/>8</text:a></text:p>
          <text:p text:style-name="P30"><text:a xlink:type="simple" xlink:href="#__RefHeading__6777_308913615" text:style-name="Index_20_Link" text:visited-style-name="Index_20_Link">Equipment and Upgrades<text:tab/>8</text:a></text:p>
          <text:p text:style-name="P30"><text:a xlink:type="simple" xlink:href="#__RefHeading__6779_308913615" text:style-name="Index_20_Link" text:visited-style-name="Index_20_Link">Environmental<text:tab/>8</text:a></text:p>
          <text:p text:style-name="P30"><text:a xlink:type="simple" xlink:href="#__RefHeading__6781_308913615" text:style-name="Index_20_Link" text:visited-style-name="Index_20_Link">Audio<text:tab/>8</text:a></text:p>
          <text:p text:style-name="P29"><text:a xlink:type="simple" xlink:href="#__RefHeading__6783_308913615" text:style-name="Index_20_Link" text:visited-style-name="Index_20_Link">Back Story<text:tab/>8</text:a></text:p>
          <text:p text:style-name="P30"><text:a xlink:type="simple" xlink:href="#__RefHeading__6785_308913615" text:style-name="Index_20_Link" text:visited-style-name="Index_20_Link">CINEMATICS<text:tab/>8</text:a></text:p>
          <text:p text:style-name="P29"><text:a xlink:type="simple" xlink:href="#__RefHeading__618_179418820" text:style-name="Index_20_Link" text:visited-style-name="Index_20_Link">Słownik<text:tab/>8</text:a></text:p>
        </text:index-body>
      </text:table-of-content>
      <text:h text:style-name="P22" text:outline-level="1"><text:soft-page-break/></text:h>
      <text:h text:style-name="P22" text:outline-level="1"/>
      <text:h text:style-name="P22" text:outline-level="1"/>
      <text:h text:style-name="P22" text:outline-level="1"><text:bookmark-start text:name="__RefHeading__747_1204297543"/>Uwagi Kontrolne<text:bookmark-end text:name="__RefHeading__747_1204297543"/></text:h>
      <text:p text:style-name="P10">Ten dokument nie jest oficjalną końcową wersją dokumentacji. Żadne postanowienia zawarte w tym dokumencie nie są wiążące, i mogą zostać zmienione w dowolnym momencie. Autorzy dokumentu nie ponoszą odpowiedzialności za treść poniższego dokumentu.</text:p>
      <text:p text:style-name="P5"/>
      <text:p text:style-name="P5"/>
      <text:h text:style-name="P22" text:outline-level="1"><text:bookmark-start text:name="__RefHeading__6718_308913615"/>Do Zrobienia<text:bookmark-end text:name="__RefHeading__6718_308913615"/></text:h>
      <text:list xml:id="list8466009431184804088" text:style-name="L1">
        <text:list-item>
          <text:p text:style-name="P17">Uzupełnić treść dokumentu od działu VISUAL STYLE do KOŃCA</text:p>
        </text:list-item>
      </text:list>
      <text:p text:style-name="P4"/>
      <text:h text:style-name="P22" text:outline-level="1"><text:bookmark-start text:name="__RefHeading__6759_308913615"/>Omówienie<text:bookmark-end text:name="__RefHeading__6759_308913615"/></text:h>
      <text:p text:style-name="P14">1 short sentences about the overall gameplay</text:p>
      <text:p text:style-name="P4">[Tytuł Gry] jest grą typu Tower Defence tworzoną i rozwijaną za pomocą środowiska Unity, targetowaną na środowiska mobilne oraz internetowe. Celem gracza na poszczególnych poziomach jest obrona „ścieżki” i niedopuszczenie by jednostki przeciwnika dotarły na jej koniec. Gracz realizuje ten cel poprzez budowanie wież które automatycznie atakują żołnierzy wroga w swoim zasięgu.</text:p>
      <text:p text:style-name="P14">1-2 Paragraphs setting up the storyline or environment of the game. <text:s/>Describe the first 2 minutes after the player hits the start button</text:p>
      <text:p text:style-name="P4">Po rozpoczęciu rozgrywki gracz widzi mapę kampanii, na której kolejno pojawiają się dostępne misje – poziomy gry. Gdy gracz wybierze jeden z dostępnych poziomów i ustawi jego parametry startowe przenosi się do właściwego poziomu. Po rozpoczęciu poziomu gracz ma możliwość wybudowania kilku wież w ramach dostępnych zasobów początkowych, oraz „wypuszczenia” pierwszej fali przeciwników, w którym to momencie rozpoczyna się właściwa rozgrywka na danym poziomie.</text:p>
      <text:p text:style-name="P4">W trakcie rozgrywki właściwej w określonych odstępach czasu na planszę wkraczają nowe fale wrogów. Gdy określony przeciwnik znajdzie się w zasięgu jednej z wież gracza ta automatycznie rozpoczyna ostrzał wroga aż do zabicia go, lub opuszczenia przez niego zasięgu danej wieży. W przypadku gdy przeciwnik dotrze do punktu końcowego ścieżki gracz traci pewną ilość punktów „życia” dostępnych na danym poziomie.</text:p>
      <text:p text:style-name="P4">W przypadku gdyby gracz utracił wszystkie dostępne na określonym poziomie punkty życia, rozgrywka na tym poziomie kończy się niepowodzeniem. W przeciwnym przypadku, t.j. Gdy wszyscy wrogowie zostaną zabici, lub opuszczą mapę a graczowi pozostaną punkty życia, gra na tym poziomie kończy się powodzeniem. Gdy gracz ukończy z sukcesem poziom, zostaje nagrodzony pewną ilością punktów, w zależności od wyniku na danym poziomie, a na mapie kampanii zostaje odblokowany kolejny poziom. Zdobyte punkty gracz może wydawać na ulepszenia ułatwiające dalszą rozgrywkę.</text:p>
      <text:p text:style-name="P14">2-3 sentences that sum up the general gameplay, the general visual style and the overall feel of the game.</text:p>
      <text:p text:style-name="P4">Gra utrzymana jest w klimacie Steampunk'u, z grafiką w stylu pixel art.</text:p>
      <text:h text:style-name="P24" text:outline-level="2"><text:bookmark-start text:name="__RefHeading__749_1204297543"/><text:soft-page-break/>Platformy docelowe:<text:bookmark-end text:name="__RefHeading__749_1204297543"/></text:h>
      <text:p text:style-name="P3">What platforms are you making this game for, what engine is it in, what are the min specs players need to play this, etc etc?</text:p>
      <text:p text:style-name="P1">Platformami docelowymi gry są urządzenia mobilne oraz przeglądarki internetowe.</text:p>
      <text:h text:style-name="P24" text:outline-level="2"><text:bookmark-start text:name="__RefHeading__6722_308913615"/><text:span text:style-name="T1">Styl Graficzny</text:span><text:bookmark-end text:name="__RefHeading__6722_308913615"/></text:h>
      <text:p text:style-name="P1">Description of the visual style. This section of the game design document is very important when the director is not the visual designer. Even when the same person, this section will be a great inspiration and motivator for the rest of the team, as well as help pitch the idea to any stakeholders.</text:p>
      <text:p text:style-name="P1">The section should include visual references as well as concept art of locations, sketches etc.</text:p>
      <text:h text:style-name="P25" text:outline-level="2"><text:bookmark-start text:name="__RefHeading__6761_308913615"/>Styl Audio<text:bookmark-end text:name="__RefHeading__6761_308913615"/></text:h>
      <text:p text:style-name="P1">Describe the Audio style of the game.. </text:p>
      <text:list xml:id="list6068125092138676993" text:style-name="L2">
        <text:list-item>
          <text:p text:style-name="P18">Music style and Genre with References</text:p>
        </text:list-item>
        <text:list-item>
          <text:p text:style-name="P18">Audio Effects style</text:p>
        </text:list-item>
        <text:list-item>
          <text:p text:style-name="P18">The kind of characters that would have dialogue with references</text:p>
        </text:list-item>
        <text:list-item>
          <text:p text:style-name="P18">When dialogue or voice work would be used</text:p>
        </text:list-item>
      </text:list>
      <text:h text:style-name="P22" text:outline-level="1"/>
      <text:p text:style-name="P1"/>
      <text:h text:style-name="P22" text:outline-level="1"><text:bookmark-start text:name="__RefHeading__6724_308913615"/><text:span text:style-name="T2">Rozpoczęcie</text:span> <text:bookmark-end text:name="__RefHeading__6724_308913615"/></text:h>
      <text:h text:style-name="P24" text:outline-level="2"><text:bookmark-start text:name="__RefHeading__751_1204297543"/><text:span text:style-name="T2">Rozpoczęcie gry</text:span> – <text:span text:style-name="T2">Główne menu</text:span><text:bookmark-end text:name="__RefHeading__751_1204297543"/></text:h>
      <text:list xml:id="list5024909729159368085" text:style-name="L3">
        <text:list-item>
          <text:p text:style-name="P19">Describe how the game loads up, what does the player do?</text:p>
        </text:list-item>
        <text:list-item>
          <text:p text:style-name="P19">What happens after he/she gets past the loading screen and first menu? </text:p>
        </text:list-item>
        <text:list-item>
          <text:p text:style-name="P19">How is the character selection / creation handled?</text:p>
        </text:list-item>
        <text:list-item>
          <text:p text:style-name="P19">How is their character management handled? <text:s/>How do they outfit their character? <text:s/>What is the interface like with the store or management screen? <text:s/></text:p>
        </text:list-item>
        <text:list-item>
          <text:p text:style-name="P19">What does the player use to purchase upgrades for his weapon, how is this currency earned? What can be purchased? <text:s/>Can they sell back?</text:p>
        </text:list-item>
        <text:list-item>
          <text:p text:style-name="P19">Do they even have access to this before the intro campaign?</text:p>
        </text:list-item>
      </text:list>
      <text:h text:style-name="P24" text:outline-level="2"><text:bookmark-start text:name="__RefHeading__753_1204297543"/><text:span text:style-name="T3">Rozpoczęcie rozgrywki</text:span> <text:bookmark-end text:name="__RefHeading__753_1204297543"/></text:h>
      <text:list xml:id="list113355269171677" text:continue-numbering="true" text:style-name="L3">
        <text:list-item>
          <text:p text:style-name="P19">After they create and setup their character what do they do? <text:s/>How do they start the game? How do they choose or find a server? <text:s/>Are their choices limited in the beginning?</text:p>
        </text:list-item>
        <text:list-item>
          <text:p text:style-name="P19">Is there a single player option and a multiplayer? <text:s/>Is there some kind of tutorial they go through? Maybe a start mission or a brief little story mode to guide them through the mechanics <text:soft-page-break/>of the game, introducing them to one mechanic per level, setting up the level so that they need a minimum amount of points to pass and that they have to use a specific mechanic in the level to achieve that. <text:s/></text:p>
        </text:list-item>
        <text:list-item>
          <text:p text:style-name="P19">How many levels do they go through to learn all of the basic mechanics?</text:p>
        </text:list-item>
        <text:list-item>
          <text:p text:style-name="P19">General overview of gameplay, how does the level start, what information is displayed to the player before, during and immediately after loading and how is it displayed?</text:p>
        </text:list-item>
        <text:list-item>
          <text:p text:style-name="P19">How are the players setup and spawned? </text:p>
        </text:list-item>
        <text:list-item>
          <text:p text:style-name="P19">Describe the gameplay briefly once the game starts</text:p>
        </text:list-item>
      </text:list>
      <text:h text:style-name="P24" text:outline-level="2"><text:bookmark-start text:name="__RefHeading__755_1204297543"/>HUD &amp; Menus<text:span text:style-name="T3">y</text:span><text:bookmark-end text:name="__RefHeading__755_1204297543"/></text:h>
      <text:list xml:id="list113355269179070" text:continue-numbering="true" text:style-name="L3">
        <text:list-item>
          <text:p text:style-name="P19">Describe the HUD in a sentence or two, what information is being displayed and how?(Diegetically?)</text:p>
        </text:list-item>
        <text:list-item>
          <text:p text:style-name="P19">How are the menu's, the server selection hub, the store, the mission selections visually represented and interacted with in game? <text:s/></text:p>
        </text:list-item>
      </text:list>
      <text:p text:style-name="P4"/>
      <text:p text:style-name="P4"/>
      <text:h text:style-name="P22" text:outline-level="1"><text:bookmark-start text:name="__RefHeading__6726_308913615"/>UI<text:bookmark-end text:name="__RefHeading__6726_308913615"/></text:h>
      <text:h text:style-name="P24" text:outline-level="2"><text:bookmark-start text:name="__RefHeading__6728_308913615"/>Menu <text:span text:style-name="T3">główne</text:span><text:bookmark-end text:name="__RefHeading__6728_308913615"/></text:h>
      <text:p text:style-name="P1">Describe the aesthetics and style of the menu, how it is displayed and how it is interacted with. <text:s/>Cite examples and post images of reference menus.</text:p>
      <text:p text:style-name="P1">Flowchart and/or Wireframe of Main menu</text:p>
      <text:h text:style-name="P24" text:outline-level="2"><text:bookmark-start text:name="__RefHeading__6730_308913615"/><text:span text:style-name="T3">System ulepszeń</text:span> <text:bookmark-end text:name="__RefHeading__6730_308913615"/></text:h>
      <text:p text:style-name="P1">List the elements and options for the UI involved with setting up the player, buying and selling weapons, equiping items, etc etc. <text:s/></text:p>
      <text:p text:style-name="P1">Flow Chart and/or Wireframe</text:p>
      <text:h text:style-name="P26" text:outline-level="2"><text:bookmark-start text:name="__RefHeading__6732_308913615"/>Ekran ustawień gry<text:bookmark-end text:name="__RefHeading__6732_308913615"/></text:h>
      <text:p text:style-name="P1">Go over the elements, options and UI involved with setting up or joining a match in multiplayer or starting/resuming a single player game.</text:p>
      <text:p text:style-name="P1">Flow Chart and/or Wireframe</text:p>
      <text:h text:style-name="P24" text:outline-level="2"><text:bookmark-start text:name="__RefHeading__6734_308913615"/>Menu <text:span text:style-name="T4">opcji [w grze]</text:span><text:bookmark-end text:name="__RefHeading__6734_308913615"/></text:h>
      <text:p text:style-name="P1">Flow Chart and/or Wireframe</text:p>
      <text:h text:style-name="P24" text:outline-level="2"><text:bookmark-start text:name="__RefHeading__6736_308913615"/>HUD <text:span text:style-name="T4">[w grze]</text:span><text:bookmark-end text:name="__RefHeading__6736_308913615"/></text:h>
      <text:p text:style-name="P1">Describe what information needs to be displayed and how it will be displayed. <text:s/>Cite examples and shot <text:soft-page-break/>sample shots of other games that contain similar styles or elements</text:p>
      <text:p text:style-name="P1">Wireframe</text:p>
      <text:h text:style-name="P24" text:outline-level="2"><text:bookmark-start text:name="__RefHeading__6738_308913615"/>Game Over Screen<text:bookmark-end text:name="__RefHeading__6738_308913615"/></text:h>
      <text:p text:style-name="P1">What information is displayed once a match is finished?</text:p>
      <text:p text:style-name="P1">Wireframe</text:p>
      <text:h text:style-name="P24" text:outline-level="2"><text:bookmark-start text:name="__RefHeading__6740_308913615"/>Level Selection <text:bookmark-end text:name="__RefHeading__6740_308913615"/></text:h>
      <text:p text:style-name="P4">Describe the level selection and unlocking process. <text:s/>How many levels does your average player start out with and how does he progress through the game? <text:s/>How are the levels organized and grouped? <text:s/>Are there distinct areas within the game and levels within those areas? <text:s/>What motivates the player to unlock and go through the levels?</text:p>
      <text:p text:style-name="P8"/>
      <text:p text:style-name="P9">WireFrame</text:p>
      <text:h text:style-name="P27" text:outline-level="3"/>
      <text:h text:style-name="P28" text:outline-level="3"><text:bookmark-start text:name="__RefHeading__6742_308913615"/>Level Types:<text:bookmark-end text:name="__RefHeading__6742_308913615"/></text:h>
      <text:p text:style-name="P16">If there are distinct sectors or groupings of levels(ie: desert, cities, river, outpost) how are they grouped and what groups are planned? <text:s/>How does the player access/unlock them? <text:s/>Each level type or sector should have a template that defines key characteristics that are common in all levels within this sector, not only visually but even strategically. <text:s/>Describe each level type in detail and go over the characteristics that define them, both from an aesthetic and gameplay stand point.</text:p>
      <text:p text:style-name="P16"/>
      <text:h text:style-name="P28" text:outline-level="3"><text:bookmark-start text:name="__RefHeading__6763_308913615"/>Full Level List<text:bookmark-end text:name="__RefHeading__6763_308913615"/></text:h>
      <text:p text:style-name="P15">A full rundown of the levels to be included in the game, organized by grouping. <text:s/>Full details of each level should be contained within a separate level design document.</text:p>
      <text:h text:style-name="P22" text:outline-level="1"><text:bookmark-start text:name="__RefHeading__6744_308913615"/>Gamplay<text:bookmark-end text:name="__RefHeading__6744_308913615"/></text:h>
      <text:p text:style-name="P1">Go over the gameplay from start to finished.. Break this section up into the setup in the beginning, what the first couple things are that happens when the match starts. How do the players prepare or get ready?</text:p>
      <text:list xml:id="list8526276402785450100" text:style-name="L4">
        <text:list-item>
          <text:p text:style-name="P32">What's the middle game like, what will the player spend the majority of his time doing while playing the game?</text:p>
        </text:list-item>
        <text:list-item>
          <text:p text:style-name="P32">What are our emotional objectives in the player, what kind of gameplay are we trying to foster here and how are we achieving or working towards those goals? </text:p>
        </text:list-item>
        <text:list-item>
          <text:p text:style-name="P32">What kind of play styles are available to the player? <text:s/></text:p>
        </text:list-item>
        <text:list-item>
          <text:p text:style-name="P32">How does the player interact with the environment? <text:s/></text:p>
        </text:list-item>
        <text:list-item>
          <text:p text:style-name="P32">What are the main challenges facing the player and how are we rewarding the player for successful behavior.</text:p>
        </text:list-item>
        <text:list-item>
          <text:p text:style-name="P32"><text:soft-page-break/>Describe the multiplayer aspect of gamplay both from the adversarial/competitive aspect and from the co-operative aspect</text:p>
        </text:list-item>
      </text:list>
      <text:h text:style-name="P24" text:outline-level="2"><text:bookmark-start text:name="__RefHeading__6746_308913615"/>Mechanics<text:bookmark-end text:name="__RefHeading__6746_308913615"/></text:h>
      <text:p text:style-name="P1">What kind of mechanics are to be employed in the game? <text:s/>Go over movement, combat, health, equipment usage, special abilities and anything else that governs how the player plays the game.</text:p>
      <text:h text:style-name="P24" text:outline-level="2"><text:bookmark-start text:name="__RefHeading__6765_308913615"/>Controls<text:bookmark-end text:name="__RefHeading__6765_308913615"/></text:h>
      <text:p text:style-name="P1">Describe how the player controls his character, fires his weapon, etc etc.</text:p>
      <text:h text:style-name="P24" text:outline-level="2"><text:bookmark-start text:name="__RefHeading__6767_308913615"/>Modes<text:bookmark-end text:name="__RefHeading__6767_308913615"/></text:h>
      <text:p text:style-name="P1">What modes are available to the player, if any?</text:p>
      <text:h text:style-name="P24" text:outline-level="2"><text:bookmark-start text:name="__RefHeading__6748_308913615"/>WINNING THE MATCH<text:bookmark-end text:name="__RefHeading__6748_308913615"/></text:h>
      <text:p text:style-name="P1">Describe the conditions for winning the game. <text:s/>How long do matches/games last? <text:s/>What determines when the game is over?</text:p>
      <text:h text:style-name="P27" text:outline-level="3"><text:bookmark-start text:name="__RefHeading__6750_308913615"/>Score<text:bookmark-end text:name="__RefHeading__6750_308913615"/></text:h>
      <text:p text:style-name="P4">After the match is over, how is the score calculated and how are </text:p>
      <text:h text:style-name="P27" text:outline-level="3"><text:bookmark-start text:name="__RefHeading__6769_308913615"/>Currency<text:bookmark-end text:name="__RefHeading__6769_308913615"/></text:h>
      <text:p text:style-name="P4">How much money do the players earn per match or per action? <text:s/>Are there modifiers applied to this amount for specific actions?</text:p>
      <text:h text:style-name="P24" text:outline-level="2"><text:bookmark-start text:name="__RefHeading__6752_308913615"/>Challenges of importance<text:bookmark-end text:name="__RefHeading__6752_308913615"/></text:h>
      <text:p text:style-name="P4">Are there certain challenges, events or levels within the game that are more important and challenging than others. <text:s/>Challenges that represent large progress jumps and can unlock new items, abilities or areas</text:p>
      <text:h text:style-name="P24" text:outline-level="2"><text:bookmark-start text:name="__RefHeading__6754_308913615"/>Missions and Achievements<text:bookmark-end text:name="__RefHeading__6754_308913615"/></text:h>
      <text:p text:style-name="P1">Is there a mission or achievement system? How does it work? <text:s/>What is the purpose of this system? Go over all achievements and rewards</text:p>
      <text:h text:style-name="P22" text:outline-level="1"/>
      <text:h text:style-name="P22" text:outline-level="1"><text:bookmark-start text:name="__RefHeading__6771_308913615"/>Assets<text:bookmark-end text:name="__RefHeading__6771_308913615"/></text:h>
      <text:p text:style-name="P1">A technical documentation describing the requirements of all assets created for the game.</text:p>
      <text:p text:style-name="P4">2D: Style and Requirements for model sheets, environmental illustrations, and promo pieces.</text:p>
      <text:p text:style-name="P4">3D: Tri budgets for Chars, props and weapons</text:p>
      <text:p text:style-name="P4">Textures: Dimensions, maps needed and file formats</text:p>
      <text:p text:style-name="P4">Naming conventions with examples</text:p>
      <text:p text:style-name="P4"><text:soft-page-break/>Animation requirements: Rigging limits, Programs to be used for rigging and animation</text:p>
      <text:p text:style-name="P4"/>
      <text:p text:style-name="P4">A full asset list, budget and schedule will be laid out within a spreadsheetw</text:p>
      <text:h text:style-name="P24" text:outline-level="2"><text:bookmark-start text:name="__RefHeading__6773_308913615"/>Characters<text:bookmark-end text:name="__RefHeading__6773_308913615"/></text:h>
      <text:p text:style-name="P1">A run down of all of the 2D, 3D, Animation and Audio work needed for the characters of the game. <text:s/>Including back story, abilities and special traits</text:p>
      <text:h text:style-name="P24" text:outline-level="2"><text:bookmark-start text:name="__RefHeading__6775_308913615"/>Weapons<text:bookmark-end text:name="__RefHeading__6775_308913615"/></text:h>
      <text:p text:style-name="P1">A run down of all of the 2D, 3D, VFX and Audio work needed for the weapons of the game</text:p>
      <text:p text:style-name="P1">All stats and abilities of each weapon to be described in detail as well as their cost</text:p>
      <text:h text:style-name="P24" text:outline-level="2"><text:bookmark-start text:name="__RefHeading__6777_308913615"/>Equipment and Upgrades<text:bookmark-end text:name="__RefHeading__6777_308913615"/></text:h>
      <text:p text:style-name="P1">A run down of all of the 2D, 3D and Audio work needed for the equipment of the game</text:p>
      <text:p text:style-name="P1">All costs, abilities and bonuses associated with equipment to be laid out in detail</text:p>
      <text:h text:style-name="P24" text:outline-level="2"><text:bookmark-start text:name="__RefHeading__6779_308913615"/>Environmental<text:bookmark-end text:name="__RefHeading__6779_308913615"/></text:h>
      <text:p text:style-name="P4">All global environmental assets(which could be reskinned depending on the level they appear in) to be laid out here as well as their role in the puzzle process and their possible effect on the scene and environment around them.</text:p>
      <text:h text:style-name="P24" text:outline-level="2"><text:bookmark-start text:name="__RefHeading__6781_308913615"/>Audio<text:bookmark-end text:name="__RefHeading__6781_308913615"/></text:h>
      <text:p text:style-name="P1">All global audio assets like UI sounds and audio tracks</text:p>
      <text:p text:style-name="P2"/>
      <text:h text:style-name="P22" text:outline-level="1"><text:bookmark-start text:name="__RefHeading__6783_308913615"/>Back Story <text:bookmark-end text:name="__RefHeading__6783_308913615"/></text:h>
      <text:p text:style-name="P1">Desribe the backstory of the game, if any</text:p>
      <text:h text:style-name="P24" text:outline-level="2"><text:bookmark-start text:name="__RefHeading__6785_308913615"/>CINEMATICS<text:bookmark-end text:name="__RefHeading__6785_308913615"/></text:h>
      <text:p text:style-name="P4">Any cinematics should be listed and described here. <text:s/>Further detail to be found in a beat sheet</text:p>
      <text:h text:style-name="P23" text:outline-level="1"><text:bookmark-start text:name="__RefHeading__618_179418820"/>Słownik<text:bookmark-end text:name="__RefHeading__618_179418820"/></text:h>
      <text:p text:style-name="P33">UI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swiss"/>
    <style:font-face style:name="Calibri,Bold" svg:font-family="'Calibri,Bold'" style:font-family-generic="swiss"/>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8T18:08:16.13</meta:creation-date>
    <dc:date>2015-04-02T11:33:55.124000000</dc:date>
    <meta:editing-duration>PT4H52M41S</meta:editing-duration>
    <meta:editing-cycles>23</meta:editing-cycles>
    <meta:generator>LibreOffice/4.3.3.2$Windows_x86 LibreOffice_project/9bb7eadab57b6755b1265afa86e04bf45fbfc644</meta:generator>
    <meta:document-statistic meta:table-count="0" meta:image-count="0" meta:object-count="0" meta:page-count="8" meta:paragraph-count="163" meta:word-count="1836" meta:character-count="10971" meta:non-whitespace-character-count="9272"/>
  </office:meta>
</office:document-meta>
</file>